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fo:color="#1c1c1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quipos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3" table:number-rows-spanned="1">
            <text:p>Tecnicos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_seri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/>
          <table:table-cell table:style-name="ce3" office:value-type="string" calcext:value-type="string">
            <text:p>id_tecnic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office:value-type="string" calcext:value-type="string" table:number-columns-spanned="3" table:number-rows-spanned="1">
            <text:p>Material_entregado</text:p>
          </table:table-cell>
          <table:covered-table-cell table:number-columns-repeated="2" table:style-name="ce3"/>
        </table:table-row>
        <table:table-row table:style-name="ro1">
          <table:table-cell/>
          <table:table-cell office:value-type="string" calcext:value-type="string">
            <text:p>tecnico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id_recibo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c_inst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id_tecnic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scripto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string" calcext:value-type="string">
            <text:p>fec_contrato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AT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BOLEANO</text:p>
          </table:table-cell>
          <table:table-cell table:number-columns-repeated="6"/>
          <table:table-cell table:style-name="ce3" office:value-type="string" calcext:value-type="string">
            <text:p>fec_salida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/>
          <table:table-cell table:style-name="ce3" office:value-type="string" calcext:value-type="string">
            <text:p>barri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divisor2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ivisor3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 calcext:value-type="string">
            <text:p>grapa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 table:number-columns-repeated="9"/>
          <table:table-cell table:style-name="ce3" office:value-type="string" calcext:value-type="string">
            <text:p>coaxial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3" office:value-type="string" calcext:value-type="string">
            <text:p>coaxialRG6a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d_tecnico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3" office:value-type="string" calcext:value-type="string">
            <text:p>conector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o_serie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 table:number-columns-spanned="3" table:number-rows-spanned="1">
            <text:p>Inventario</text:p>
          </table:table-cell>
          <table:covered-table-cell table:number-columns-repeated="2" table:style-name="ce3"/>
          <table:table-cell table:number-columns-repeated="5"/>
          <table:table-cell table:style-name="ce3" office:value-type="string" calcext:value-type="string">
            <text:p>grapa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uscriptor</text:p>
          </table:table-cell>
          <table:table-cell office:value-type="string" calcext:value-type="string">
            <text:p>IN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id_util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tapon_sellamuro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cinta_ponchbl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arril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barri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ivisor2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divisor2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modem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ivisor3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divisor3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paRG6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grapa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icio_coaxialRG6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coaxial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Invetario_tecnico</text:p>
          </table:table-cell>
          <table:covered-table-cell table:number-columns-repeated="2" table:style-name="ce3"/>
        </table:table-row>
        <table:table-row table:style-name="ro1">
          <table:table-cell/>
          <table:table-cell office:value-type="string" calcext:value-type="string">
            <text:p>fin_coaxialRG6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coaxialRG6a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id_recibo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axialRG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onector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id_tecnic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icio_coaxialRG6auto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grapa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AT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fin_coaxialRG6auto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tapon_sellamuro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barri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oaxialRGauto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inta_ponchbl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divisor2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onectorRG6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divisor3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rapaO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odem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grapa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apon_sellamuro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" office:value-type="string" calcext:value-type="string">
            <text:p>coaxial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inta_ponchb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" office:value-type="string" calcext:value-type="string">
            <text:p>coaxialRG6a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" office:value-type="string" calcext:value-type="string">
            <text:p>conector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" office:value-type="string" calcext:value-type="string">
            <text:p>grapa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 calcext:value-type="string">
            <text:p>tapon_sellamuro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 calcext:value-type="string">
            <text:p>cinta_ponchbl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aterial Recibid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aterial utilizado</text:p>
          </table:table-cell>
          <table:covered-table-cell table:number-columns-repeated="2" table:style-name="ce3"/>
          <table:table-cell table:number-columns-repeated="5"/>
          <table:table-cell table:style-name="ce3" office:value-type="string" calcext:value-type="string">
            <text:p>modem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d_recibo</text:p>
          </table:table-cell>
          <table:table-cell office:value-type="string" calcext:value-type="string">
            <text:p>INT 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id_util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barril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barri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isor2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divisor2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isor3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divisor3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paRG6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grapa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axialRG6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oaxial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axialRG6auto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oaxialRG6a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nectorRG6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onectorRG6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paO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grapa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pon_sellamuro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tapon_sellamuro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nta_ponchb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inta_ponchbl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odem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14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0:00:03.079596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4-04-14T16:22:07.066514264</meta:creation-date>
    <dc:date>2014-04-15T12:32:58.862486238</dc:date>
    <dc:creator>Cesar </dc:creator>
    <meta:editing-duration>PT1H35M56S</meta:editing-duration>
    <meta:editing-cycles>3</meta:editing-cycles>
    <meta:generator>LibreOffice/4.1.3.2$Linux_X86_64 LibreOffice_project/410m0$Build-2</meta:generator>
    <meta:document-statistic meta:table-count="1" meta:cell-count="313" meta:object-count="0"/>
  </office:meta>
</office:document-meta>
</file>